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text-indent="0in" style:auto-text-indent="false"/>
      <style:text-properties fo:font-variant="normal" fo:text-transform="none" fo:color="#292929" style:font-name="Ubuntu" fo:font-size="18pt" fo:letter-spacing="normal" fo:font-style="normal" fo:font-weight="normal" style:font-size-asian="18pt" style:font-size-complex="18pt"/>
    </style:style>
    <style:style style:name="P2" style:family="paragraph" style:parent-style-name="Heading_20_2">
      <style:paragraph-properties fo:margin-left="0in" fo:margin-right="0.6665in" fo:margin-top="0in" fo:margin-bottom="0in" loext:contextual-spacing="false" style:line-height-at-least="0.3335in" fo:text-indent="0in" style:auto-text-indent="false"/>
      <style:text-properties fo:font-variant="normal" fo:text-transform="none" fo:color="#292929" style:font-name="Ubuntu" fo:font-size="13pt" fo:font-style="normal" fo:font-weight="bold" style:font-size-asian="13pt" style:font-size-complex="13pt"/>
    </style:style>
    <style:style style:name="P3" style:family="paragraph" style:parent-style-name="Horizontal_20_Line">
      <style:paragraph-properties fo:margin-left="0in" fo:margin-right="0in" fo:text-indent="0in" style:auto-text-indent="false"/>
      <style:text-properties style:font-name="Ubuntu" fo:font-size="13pt" style:font-size-asian="13pt" style:font-size-complex="13pt"/>
    </style:style>
    <style:style style:name="P4" style:family="paragraph" style:parent-style-name="Preformatted_20_Text">
      <loext:graphic-properties draw:fill="solid" draw:fill-color="#f2f2f2" draw:opacity="100%"/>
      <style:paragraph-properties fo:margin-left="0in" fo:margin-right="0.6665in" fo:margin-top="0.5835in" fo:margin-bottom="0in" loext:contextual-spacing="false" fo:line-height="118%" fo:text-indent="0in" style:auto-text-indent="false" fo:background-color="#f2f2f2" fo:padding="0in" fo:border="none"/>
    </style:style>
    <style:style style:name="P5" style:family="paragraph" style:parent-style-name="Standard">
      <style:paragraph-properties fo:margin-left="0in" fo:margin-right="0in" fo:text-indent="0in" style:auto-text-indent="false"/>
      <style:text-properties style:font-name="Ubuntu" fo:font-size="13pt" style:font-size-asian="13pt" style:font-size-complex="13pt"/>
    </style:style>
    <style:style style:name="P6" style:family="paragraph" style:parent-style-name="Text_20_body">
      <style:paragraph-properties fo:margin-left="0in" fo:margin-right="0.6665in" fo:margin-top="0in" fo:margin-bottom="0in" loext:contextual-spacing="false" style:line-height-at-least="0.3335in" fo:text-indent="0in" style:auto-text-indent="false"/>
      <style:text-properties fo:font-variant="normal" fo:text-transform="none" fo:color="#292929" style:font-name="Ubuntu" fo:font-size="13pt" fo:font-style="normal" fo:font-weight="normal" style:font-size-asian="13pt" style:font-size-complex="13pt"/>
    </style:style>
    <style:style style:name="P7" style:family="paragraph" style:parent-style-name="Text_20_body">
      <style:paragraph-properties fo:margin-left="0in" fo:margin-right="0.6665in" fo:margin-top="0in" fo:margin-bottom="0in" loext:contextual-spacing="false" style:line-height-at-least="0.3335in" fo:text-indent="0in" style:auto-text-indent="false"/>
    </style:style>
    <style:style style:name="P8" style:family="paragraph" style:parent-style-name="Text_20_body" style:list-style-name="L1">
      <style:paragraph-properties fo:margin-left="0in" fo:margin-right="0.6665in" fo:margin-top="0in" fo:margin-bottom="0in" loext:contextual-spacing="false" style:line-height-at-least="0.3335in" fo:text-indent="0in" style:auto-text-indent="false" fo:padding="0in" fo:border="none"/>
      <style:text-properties fo:font-variant="normal" fo:text-transform="none" fo:color="#292929" style:font-name="Ubuntu" fo:font-size="13pt" fo:font-style="normal" fo:font-weight="normal" style:font-size-asian="13pt" style:font-size-complex="13pt"/>
    </style:style>
    <style:style style:name="P9" style:family="paragraph" style:parent-style-name="Text_20_body" style:list-style-name="L2">
      <style:paragraph-properties fo:margin-left="0in" fo:margin-right="0.6665in" fo:margin-top="0in" fo:margin-bottom="0in" loext:contextual-spacing="false" style:line-height-at-least="0.3335in" fo:text-indent="0in" style:auto-text-indent="false" fo:padding="0in" fo:border="none"/>
    </style:style>
    <style:style style:name="P10" style:family="paragraph" style:parent-style-name="Text_20_body">
      <style:paragraph-properties fo:margin-left="0in" fo:margin-right="1.0602in" fo:margin-top="0in" fo:margin-bottom="0in" loext:contextual-spacing="false" style:line-height-at-least="0.3335in" fo:text-indent="0in" style:auto-text-indent="false" fo:padding="0in" fo:border="none"/>
      <style:text-properties fo:color="#292929" style:font-name="Ubuntu" fo:font-size="13pt" fo:font-style="italic" fo:font-weight="normal" style:font-size-asian="13pt" style:font-size-complex="13pt"/>
    </style:style>
    <style:style style:name="P11" style:family="paragraph" style:parent-style-name="Text_20_body">
      <style:paragraph-properties fo:margin-top="0.3335in" fo:margin-bottom="0.0972in" loext:contextual-spacing="false" fo:orphans="2" fo:widows="2"/>
      <style:text-properties officeooo:paragraph-rsid="001015a9"/>
    </style:style>
    <style:style style:name="T1" style:family="text">
      <style:text-properties fo:font-variant="normal" fo:text-transform="none" fo:color="#292929" style:text-line-through-style="none" style:text-line-through-type="none" style:font-name="Ubuntu" fo:font-size="13pt" fo:font-style="normal" style:text-underline-style="none" fo:font-weight="normal" style:text-blinking="false" style:font-size-asian="13pt" style:font-size-complex="13pt"/>
    </style:style>
    <style:style style:name="T2" style:family="text">
      <style:text-properties fo:font-variant="normal" fo:text-transform="none" fo:color="#292929" style:text-line-through-style="none" style:text-line-through-type="none" style:font-name="Ubuntu" fo:font-size="12pt" fo:letter-spacing="normal" fo:font-style="normal" style:text-underline-style="none" fo:font-weight="normal" style:text-blinking="false"/>
    </style:style>
    <style:style style:name="T3" style:family="text">
      <style:text-properties fo:font-variant="normal" fo:text-transform="none" fo:color="#292929" style:text-line-through-style="none" style:text-line-through-type="none" style:font-name="Ubuntu Mono" fo:font-size="13pt" fo:font-style="normal" style:text-underline-style="none" fo:font-weight="normal" style:text-blinking="false" style:font-size-asian="13pt" style:font-size-complex="13pt"/>
    </style:style>
    <style:style style:name="T4" style:family="text">
      <style:text-properties fo:font-variant="normal" fo:text-transform="none" fo:color="#292929" style:text-line-through-style="none" style:text-line-through-type="none" style:font-name="Ubuntu Mono" fo:font-size="13pt" fo:font-style="normal" style:text-underline-style="none" fo:font-weight="bold" style:text-blinking="false" style:font-size-asian="13pt" style:font-weight-asian="bold" style:font-size-complex="13pt" style:font-weight-complex="bold"/>
    </style:style>
    <style:style style:name="T5" style:family="text">
      <style:text-properties fo:font-variant="normal" fo:text-transform="none" fo:color="#292929" style:text-line-through-style="none" style:text-line-through-type="none" style:font-name="Ubuntu Mono" fo:font-size="13pt" fo:font-style="normal" fo:font-weight="normal" style:text-blinking="false" style:font-size-asian="13pt" style:font-size-complex="13pt"/>
    </style:style>
    <style:style style:name="T6" style:family="text">
      <style:text-properties fo:font-variant="normal" fo:text-transform="none" fo:color="#292929" style:text-line-through-style="none" style:text-line-through-type="none" style:font-name="Ubuntu Mono" fo:font-size="13pt" fo:font-style="normal" style:text-underline-style="solid" style:text-underline-width="auto" style:text-underline-color="font-color" fo:font-weight="normal" style:text-blinking="false" style:font-size-asian="13pt" style:font-size-complex="13pt"/>
    </style:style>
    <style:style style:name="T7" style:family="text">
      <style:text-properties fo:font-variant="normal" fo:text-transform="none" fo:color="#292929" style:text-line-through-style="none" style:text-line-through-type="none" style:font-name="Ubuntu Mono" fo:font-size="13pt" fo:font-style="normal" style:text-underline-style="solid" style:text-underline-width="auto" style:text-underline-color="font-color" style:text-blinking="false" style:font-size-asian="13pt" style:font-size-complex="13pt"/>
    </style:style>
    <style:style style:name="T8" style:family="text">
      <style:text-properties fo:font-variant="normal" fo:text-transform="none" fo:color="#292929" style:text-line-through-style="none" style:text-line-through-type="none" style:font-name="Ubuntu Mono" fo:font-size="13pt" fo:font-style="normal" style:text-underline-style="solid" style:text-underline-width="auto" style:text-underline-color="font-color" fo:font-weight="bold" style:text-blinking="false" style:font-size-asian="13pt" style:font-weight-asian="bold" style:font-size-complex="13pt" style:font-weight-complex="bold"/>
    </style:style>
    <style:style style:name="T9" style:family="text">
      <style:text-properties fo:font-variant="normal" fo:text-transform="none" fo:color="#292929" style:text-line-through-style="none" style:text-line-through-type="none" fo:font-size="13pt" fo:font-style="normal" style:text-underline-style="none" fo:font-weight="normal" style:text-blinking="false" style:font-size-asian="13pt" style:font-size-complex="13pt"/>
    </style:style>
    <style:style style:name="T10" style:family="text">
      <style:text-properties fo:font-variant="normal" fo:text-transform="none" fo:color="#292929" style:font-name="Ubuntu" fo:font-size="12pt" fo:font-style="normal" fo:font-weight="normal" style:font-size-asian="12pt" style:font-size-complex="12pt"/>
    </style:style>
    <style:style style:name="T11" style:family="text">
      <style:text-properties fo:font-variant="normal" fo:text-transform="none" fo:color="#292929" style:font-name="Ubuntu" fo:font-size="13pt" fo:font-style="normal" fo:font-weight="normal" style:font-size-asian="13pt" style:font-size-complex="13pt"/>
    </style:style>
    <style:style style:name="T12" style:family="text">
      <style:text-properties fo:font-variant="normal" fo:text-transform="none" fo:color="#292929" style:font-name="Ubuntu" fo:font-size="13pt" fo:font-style="normal" fo:font-weight="bold" style:font-size-asian="13pt" style:font-size-complex="13pt"/>
    </style:style>
    <style:style style:name="T13" style:family="text">
      <style:text-properties fo:font-variant="normal" fo:text-transform="none" fo:color="#292929" style:font-name="Ubuntu" fo:font-size="13pt" fo:font-style="italic" fo:font-weight="normal" style:font-size-asian="13pt" style:font-size-complex="13pt"/>
    </style:style>
    <style:style style:name="T14" style:family="text">
      <style:text-properties fo:font-variant="normal" fo:text-transform="none" fo:color="#292929" fo:font-size="13pt" fo:font-style="normal" fo:font-weight="normal" style:font-size-asian="13pt" style:font-size-complex="13pt"/>
    </style:style>
    <style:style style:name="T15" style:family="text">
      <style:text-properties fo:font-variant="normal" fo:text-transform="none" fo:color="#292929" fo:font-size="13pt" fo:font-style="normal" fo:font-weight="bold" style:font-size-asian="13pt" style:font-size-complex="13pt"/>
    </style:style>
    <style:style style:name="T16" style:family="text">
      <style:text-properties fo:font-variant="normal" fo:text-transform="none" fo:color="#292929" style:font-name="Ubuntu Mono" fo:font-size="13pt" fo:font-style="normal" fo:font-weight="normal" style:font-size-asian="13pt" style:font-size-complex="13pt"/>
    </style:style>
    <style:style style:name="T17" style:family="text">
      <style:text-properties fo:font-variant="normal" fo:text-transform="none" fo:color="#292929" style:font-name="Ubuntu Mono" fo:font-size="13pt" fo:font-style="normal" fo:font-weight="bold" style:font-size-asian="13pt" style:font-size-complex="13pt"/>
    </style:style>
    <style:style style:name="T18" style:family="text">
      <style:text-properties fo:font-variant="normal" fo:text-transform="none" fo:color="#292929" style:font-name="Ubuntu Mono" fo:font-size="13pt" fo:font-style="normal" fo:font-weight="bold" officeooo:rsid="001015a9" style:font-size-asian="13pt" style:font-size-complex="13pt"/>
    </style:style>
    <style:style style:name="T19" style:family="text">
      <style:text-properties fo:font-variant="normal" fo:text-transform="none" fo:color="#292929" style:font-name="Ubuntu Mono" fo:font-size="13pt" fo:font-style="normal" fo:font-weight="bold" style:font-size-asian="13pt" style:font-weight-asian="bold" style:font-size-complex="13pt" style:font-weight-complex="bold"/>
    </style:style>
    <style:style style:name="T20" style:family="text">
      <style:text-properties fo:font-variant="normal" fo:text-transform="none" fo:color="#757575" style:text-line-through-style="none" style:text-line-through-type="none" style:font-name="Ubuntu" fo:font-size="12pt" fo:letter-spacing="normal" fo:font-style="normal" style:text-underline-style="none" fo:font-weight="normal" style:text-blinking="false"/>
    </style:style>
    <style:style style:name="T21" style:family="text">
      <style:text-properties fo:font-variant="normal" fo:text-transform="none" fo:color="#757575" style:font-name="medium-content-sans-serif-font" fo:font-size="12pt" fo:letter-spacing="normal" fo:font-style="normal" fo:font-weight="normal"/>
    </style:style>
    <style:style style:name="T22" style:family="text">
      <style:text-properties fo:font-variant="normal" fo:text-transform="none" fo:color="#757575" style:font-name="Ubuntu" fo:font-size="12pt" fo:letter-spacing="normal" fo:font-style="normal" fo:font-weight="normal"/>
    </style:style>
    <style:style style:name="T23" style:family="text">
      <style:text-properties fo:font-variant="normal" fo:text-transform="none" fo:color="#757575" style:font-name="Ubuntu" fo:font-size="12pt" fo:letter-spacing="normal" fo:font-style="normal" fo:font-weight="normal" officeooo:rsid="001015a9"/>
    </style:style>
    <style:style style:name="T24" style:family="text">
      <style:text-properties fo:font-weight="bold" style:font-weight-asian="bold" style:font-weight-complex="bold"/>
    </style:style>
    <style:style style:name="T25" style:family="text">
      <style:text-properties style:font-name="Ubuntu Mono"/>
    </style:style>
    <style:style style:name="T26" style:family="text">
      <style:text-properties style:font-name="Ubuntu Mono" fo:font-weight="bold" style:font-weight-asian="bold" style:font-weight-complex="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07bc"/>Beginners CTF Guide: Finding Hidden Data in Images</text:h>
      <text:p text:style-name="P11"><text:a xlink:type="simple" xlink:href="https://medium.com/@mkmety?source=post_page-----e3be9e34ae0d--------------------------------" text:style-name="Internet_20_link" text:visited-style-name="Visited_20_Internet_20_Link">Matt Kmety</text:a><text:span text:style-name="T2"><text:line-break/></text:span><text:a xlink:type="simple" xlink:href="https://medium.com/bugbountywriteup/beginners-ctf-guide-finding-hidden-data-in-images-e3be9e34ae0d?source=post_page-----e3be9e34ae0d--------------------------------" text:style-name="Internet_20_link" text:visited-style-name="Visited_20_Internet_20_Link"><text:span text:style-name="T20">Jul 20</text:span></text:a><text:span text:style-name="T22"> · </text:span><text:bookmark text:name="3481"/><text:span text:style-name="T23">2020</text:span><text:span text:style-name="T21"><text:line-break/><text:line-break/></text:span><text:span text:style-name="T10">Commands and Tools to help you find hidden data in images while participating in Capture The Flag events.</text:span></text:p>
      <text:p text:style-name="P6"><text:bookmark text:name="4df7"/>Jeopardy-style capture the flag events are centered around challenges that participants must solve to retrieve the ‘flag’. The flag is a hidden string that must be provided to earn points. The more challenges you solve, the more flags you obtain, and the more points you receive. The participant or team with the highest score wins the event.</text:p>
      <text:p text:style-name="P6"><text:bookmark text:name="5f5d"/>Challenges incorporate several hacking skills such as web exploitation, reverse engineering, cryptography, and steganography. These skills must be applied to the challenges to solve for the correct answer.</text:p>
      <text:p text:style-name="P6"><text:bookmark text:name="317f"/>In this article, we will focus on finding hidden data in images and introduce commands and tools that you can use to help you find the flag.</text:p>
      <text:p text:style-name="P10"><text:bookmark text:name="ec81"/>Note: This is an introduction to a few useful commands and tools. The challenges you encounter may not be as straight forward as the examples in this article. Please do not expect to find every flag using these methods.</text:p>
      <text:p text:style-name="P7"><text:bookmark text:name="4619"/><text:span text:style-name="T11">There will be images associated with each command and tool. The images will be stored at this </text:span><text:a xlink:type="simple" xlink:href="https://github.com/mkmety/Medium-Steg-Image" text:style-name="Internet_20_link" text:visited-style-name="Visited_20_Internet_20_Link"><text:span text:style-name="T1">GIT repository</text:span></text:a><text:span text:style-name="T11"> if you’d like to download them and try the commands and tools for yourself.</text:span></text:p>
      <text:p text:style-name="P3"/>
      <text:p text:style-name="P6"><text:bookmark text:name="718a"/>Prerequisites</text:p>
      <text:list xml:id="list3242430937" text:style-name="L1">
        <text:list-item>
          <text:p text:style-name="P8"><text:bookmark text:name="2a65"/>Linux system</text:p>
        </text:list-item>
        <text:list-item>
          <text:p text:style-name="P8"><text:bookmark text:name="62c4"/>Internet connection</text:p>
        </text:list-item>
        <text:list-item>
          <text:p text:style-name="P8"><text:bookmark text:name="b282"/>Command-line knowledge</text:p>
        </text:list-item>
        <text:list-item>
          <text:p text:style-name="P8"><text:bookmark text:name="607e"/>Patience</text:p>
        </text:list-item>
      </text:list>
      <text:p text:style-name="P3"/>
      <text:h text:style-name="P2" text:outline-level="2"><text:bookmark text:name="3fb9"/><text:soft-page-break/>File</text:h>
      <text:p text:style-name="P6"><text:bookmark text:name="35d3"/>The file command is used to determine the file type of a file. There may be times when you are given a file that does not have an extension or the incorrect extension has been applied to add confusion and misdirection.</text:p>
      <text:p text:style-name="P6"><text:bookmark text:name="7dd4"/>We’ll cover 2 examples of the file command.</text:p>
      <text:p text:style-name="P3"/>
      <text:p text:style-name="P7"><text:bookmark text:name="e785"/><text:span text:style-name="Strong_20_Emphasis"><text:span text:style-name="T12">Example 1:</text:span></text:span><text:span text:style-name="T11"><text:line-break/>You are given a file named </text:span><text:a xlink:type="simple" xlink:href="https://github.com/mkmety/Medium-Steg-Image/blob/master/rubiks.jpg" text:style-name="Internet_20_link" text:visited-style-name="Visited_20_Internet_20_Link"><text:span text:style-name="T3">rubiks.jpg</text:span></text:a><text:span text:style-name="T11">.<text:line-break/>Running the file command reveals the following information.</text:span></text:p>
      <text:p text:style-name="P4"><text:bookmark text:name="a330"/><text:span text:style-name="T16">mrkmety@kali:~$ </text:span><text:span text:style-name="Strong_20_Emphasis"><text:span text:style-name="T17">file rubiks.jp</text:span></text:span><text:span text:style-name="Strong_20_Emphasis"><text:span text:style-name="T18">g<text:line-break/></text:span></text:span><text:span text:style-name="T16">rubiks.jpg: PNG image data, 609 x 640, 8-bit/color RGBA, non-interlaced</text:span></text:p>
      <text:p text:style-name="P6"><text:bookmark text:name="136a"/>The file command shows that this is a PNG file and not a JPG.</text:p>
      <text:p text:style-name="P7"><text:bookmark text:name="9fcd"/><text:span text:style-name="Strong_20_Emphasis"><text:span text:style-name="T12">Example 2:</text:span></text:span><text:span text:style-name="T11"><text:line-break/>You are given a file named </text:span><text:a xlink:type="simple" xlink:href="https://github.com/mkmety/Medium-Steg-Image/blob/master/solitaire.exe" text:style-name="Internet_20_link" text:visited-style-name="Visited_20_Internet_20_Link"><text:span text:style-name="T3">solitaire.exe</text:span></text:a><text:span text:style-name="T11">.<text:line-break/>Running the file command reveals the following:</text:span></text:p>
      <text:p text:style-name="P4"><text:bookmark text:name="d4dc"/><text:span text:style-name="T16">mrkmety@kali:~$ </text:span><text:span text:style-name="Strong_20_Emphasis"><text:span text:style-name="T17">file solitaire.exe<text:line-break/></text:span></text:span><text:span text:style-name="T16">solitaire.exe: PNG image data, 640 x 449, 8-bit/color RGBA, non-interlaced</text:span></text:p>
      <text:p text:style-name="P6"><text:bookmark text:name="ddb1"/>The file command show this is a PNG file and not an executable file. Changing the extension to .png will allow you to further interact with the file.</text:p>
      <text:p text:style-name="P3"/>
      <text:h text:style-name="P2" text:outline-level="2"><text:bookmark text:name="dfe1"/>Exiftool</text:h>
      <text:p text:style-name="P6"><text:bookmark text:name="b154"/>Exiftool allows you to read and write meta information in files. Flags may be hidden in the meta information and can easily be read by running exiftool.</text:p>
      <text:p text:style-name="P6"><text:bookmark text:name="ac62"/><text:soft-page-break/>You may need to install exiftool on your system. Run the following command to install <text:span text:style-name="T26">exiftool</text:span>.</text:p>
      <text:p text:style-name="P4"><text:bookmark text:name="a601"/><text:span text:style-name="T16">mrkmety@kali:~ $ </text:span><text:span text:style-name="Strong_20_Emphasis"><text:span text:style-name="T17">sudo apt install libimage-exiftool-perl -y</text:span></text:span></text:p>
      <text:p text:style-name="P7"><text:bookmark text:name="4d70"/><text:span text:style-name="Strong_20_Emphasis"><text:span text:style-name="T12">Example 1:<text:line-break/></text:span></text:span><text:span text:style-name="T11">You are provided an image named</text:span><text:span text:style-name="T16"> </text:span><text:a xlink:type="simple" xlink:href="https://github.com/mkmety/Medium-Steg-Image/blob/master/ocean.jpg" text:style-name="Internet_20_link" text:visited-style-name="Visited_20_Internet_20_Link"><text:span text:style-name="T3">ocean.jpg</text:span></text:a><text:span text:style-name="T11">.<text:line-break/>Running the </text:span><text:span text:style-name="T19">exiftool</text:span><text:span text:style-name="T11"> command reveals the following information.</text:span></text:p>
      <text:p text:style-name="P4"><text:bookmark text:name="5659"/><text:span text:style-name="T16">mrkmety@kali:~ $ </text:span><text:span text:style-name="Strong_20_Emphasis"><text:span text:style-name="T17">exiftool ocean.jpg<text:line-break/></text:span></text:span><text:span text:style-name="T16">ExifTool Version Number <text:s text:c="8"/>: 11.16<text:line-break/>File Name <text:s text:c="22"/>: ocean.jpg<text:line-break/>Directory <text:s text:c="22"/>: .<text:line-break/>File Size <text:s text:c="22"/>: 42 kB<text:line-break/>File Modification Date/Time <text:s text:c="4"/>: 2020:07:05 14:56:03-05:00<text:line-break/>File Access Date/Time <text:s text:c="10"/>: 2020:07:05 14:56:03-05:00<text:line-break/>File Inode Change Date/Time <text:s text:c="4"/>: 2020:07:05 14:56:03-05:00<text:line-break/>File Permissions <text:s text:c="15"/>: rw-r—r--<text:line-break/>File Type <text:s text:c="22"/>: JPEG<text:line-break/>File Type Extension <text:s text:c="12"/>: jpg<text:line-break/>MIME Type <text:s text:c="22"/>: image/jpeg<text:line-break/>JFIF Version <text:s text:c="19"/>: 1.01<text:line-break/>Resolution Unit <text:s text:c="16"/>: inches<text:line-break/>X Resolution <text:s text:c="19"/>: 72<text:line-break/>Y Resolution <text:s text:c="19"/>: 72<text:line-break/>Profile CMM Type <text:s text:c="15"/>: Little CMS<text:line-break/>Profile Version <text:s text:c="16"/>: 2.1.0<text:line-break/>Profile Class <text:s text:c="18"/>: Display Device Profile<text:line-break/>Color Space Data <text:s text:c="15"/>: RGB<text:line-break/>Profile Connection Space <text:s text:c="7"/>: XYZ<text:line-break/>Profile Date Time <text:s text:c="14"/>: 2012:01:25 03:41:57<text:line-break/>Profile File Signature <text:s text:c="9"/>: acsp<text:line-break/>Primary Platform <text:s text:c="15"/>: Apple Computer Inc.<text:line-break/>CMM Flags <text:s text:c="22"/>: Not Embedded, Independent<text:line-break/>Device Manufacturer <text:s text:c="12"/>:<text:line-break/>Device Model <text:s text:c="19"/>:<text:line-break/>Device Attributes <text:s text:c="14"/>: Reflective, Glossy, Positive, Color<text:line-break/>Rendering Intent <text:s text:c="15"/>: Perceptual<text:line-break/>Connection Space Illuminant <text:s text:c="4"/>: 0.9642 1 0.82491<text:line-break/>Profile Creator <text:s text:c="16"/>: Little CMS<text:line-break/>Profile ID <text:s text:c="21"/>: 0<text:line-break/></text:span><text:soft-page-break/><text:span text:style-name="T16">Profile Description <text:s text:c="12"/>: c2<text:line-break/>Profile Copyright <text:s text:c="14"/>: IX<text:line-break/>Media White Point <text:s text:c="14"/>: 0.9642 1 0.82491<text:line-break/>Media Black Point <text:s text:c="14"/>: 0.01205 0.0125 0.01031<text:line-break/>Red Matrix Column <text:s text:c="14"/>: 0.43607 0.22249 0.01392<text:line-break/>Green Matrix Column <text:s text:c="12"/>: 0.38515 0.71687 0.09708<text:line-break/>Blue Matrix Column <text:s text:c="13"/>: 0.14307 0.06061 0.7141<text:line-break/>Red Tone Reproduction Curve <text:s text:c="4"/>: (Binary data 64 bytes, use -b option to extract)<text:line-break/>Green Tone Reproduction Curve <text:s text:c="2"/>: (Binary data 64 bytes, use -b option to extract)<text:line-break/>Blue Tone Reproduction Curve <text:s text:c="3"/>: (Binary data 64 bytes, use -b option to extract)<text:line-break/></text:span><text:span text:style-name="Strong_20_Emphasis"><text:span text:style-name="T17">Comment <text:s text:c="24"/>: THIS IS THE HIDDEN FLAG<text:line-break/></text:span></text:span><text:span text:style-name="T16">Image Width <text:s text:c="20"/>: 640<text:line-break/>Image Height <text:s text:c="19"/>: 425<text:line-break/>Encoding Process <text:s text:c="15"/>: Progressive DCT, Huffman coding<text:line-break/>Bits Per Sample <text:s text:c="16"/>: 8<text:line-break/>Color Components <text:s text:c="15"/>: 3<text:line-break/>Y Cb Cr Sub Sampling <text:s text:c="11"/>: YCbCr4:2:0 (2 2)<text:line-break/>Image Size <text:s text:c="21"/>: 640x425<text:line-break/>Megapixels <text:s text:c="21"/>: 0.272</text:span></text:p>
      <text:p text:style-name="P6"><text:bookmark text:name="660c"/>Hidden in the meta-information is a field named ‘Comment’. The value is where the flag can be hidden.</text:p>
      <text:p text:style-name="P6"><text:bookmark text:name="3e06"/>Additional meta-information within files may be useful depending on the challenge.</text:p>
      <text:p text:style-name="P3"/>
      <text:h text:style-name="P2" text:outline-level="2"><text:bookmark text:name="399c"/>xxd</text:h>
      <text:p text:style-name="P6"><text:bookmark text:name="6fd7"/>xxd allows you to take a file and dump it in a hexadecimal (hex) format.</text:p>
      <text:p text:style-name="P7"><text:bookmark text:name="760b"/><text:span text:style-name="T11">Flags may be hidden in the image and can only be revealed by dumping the hex and looking for a specific pattern. Typically, each CTF has its flag format such as ‘HTB{</text:span><text:span text:style-name="Emphasis"><text:span text:style-name="T13">flag</text:span></text:span><text:span text:style-name="T11">}’.</text:span></text:p>
      <text:p text:style-name="P7"><text:bookmark text:name="f7dd"/><text:span text:style-name="Strong_20_Emphasis"><text:span text:style-name="T12">Example 1:<text:line-break/></text:span></text:span><text:span text:style-name="T11">You are provided an image named </text:span><text:a xlink:type="simple" xlink:href="https://github.com/mkmety/Medium-Steg-Image/blob/master/computer.jpg" text:style-name="Internet_20_link" text:visited-style-name="Visited_20_Internet_20_Link"><text:span text:style-name="T3">computer.jpg</text:span></text:a><text:span text:style-name="T11">.<text:line-break/>Run the following command to dump the file in hex format.</text:span></text:p>
      <text:p text:style-name="P4"><text:bookmark text:name="91e3"/><text:span text:style-name="T16">mrkmety@kali:~ $ </text:span><text:span text:style-name="Strong_20_Emphasis"><text:span text:style-name="T17">xxd computer.jpg<text:line-break/></text:span></text:span><text:span text:style-name="T16">00000000: ffd8 ffe0 0010 4a46 4946 0001 0101 0048 ......JFIF.....H<text:line-break/></text:span><text:soft-page-break/><text:span text:style-name="T16">00000010: 0048 0000 ffe2 021c 4943 435f 5052 4f46 .H......ICC_PROF<text:line-break/>00000020: 494c 4500 0101 0000 020c 6c63 6d73 0210 ILE.......lcms..<text:line-break/>00000030: 0000 6d6e 7472 5247 4220 5859 5a20 07dc <text:s/>..mntrRGBXYZ ..<text:line-break/>00000040: 0001 0019 0003 0029 0039 6163 7370 4150 .......).9acspAP<text:line-break/>00000050: 504c 0000 0000 0000 0000 0000 0000 0000 <text:s/>PL...........…<text:line-break/>00000060: 0000 0000 0000 0000 0000 0000 f6d6 0001 <text:s/>.............…<text:line-break/>00000070: 0000 0000 d32d 6c63 6d73 0000 0000 0000 <text:s/>.....-lcms...…<text:line-break/>00000080: 0000 0000 0000 0000 0000 0000 0000 0000 <text:s/>.............…<text:line-break/>00000090: 0000 0000 0000 0000 0000 0000 0000 0000 <text:s/>............……<text:line-break/>0008fc30: 8a65 aec6 47fb 1170 cfa1 5c17 ecf5 eab1 <text:s/>.e..G..p..\..…<text:line-break/>0008fc40: eb31 e87f 56d8 4acb 467b 6bec 39ef 67d2 .1..V.J.F{k.9.g.<text:line-break/>0008fc50: 2170 7c56 eb76 67b8 f92e e2f4 8fbc fd0e <text:s/>!p|V.vg......…<text:line-break/>0008fc60: 7f65 d33c 1945 af53 8efe 3ecc c77c1707 <text:s/>.e.&lt;.E.S..&gt;..|..<text:line-break/>0008fc70: de5d e5c1 7671 e950 b8bf dab9 ee6463b8 <text:s/>.]..vq.P.....dc.<text:line-break/>0008fc80: 92a4 6173 cf67 3cf3 eab3 eb16 cb657d9c <text:s/>..as.g&lt;......e}.<text:line-break/>0008fc90: 0acf 1c3c ed93 064c 6ca8 c76f 1dec eeb6 <text:s/>...&lt;...Ll..o.…<text:line-break/>0008fca0: 542d d084 2ee6 7d5f 9db3 b63e d1ff d954 T-....}_...&gt;...</text:span><text:span text:style-name="Strong_20_Emphasis"><text:span text:style-name="T17">T<text:line-break/></text:span></text:span><text:span text:style-name="T16">0008fcb0: 4849 5320 4953 2041 2048 4944 4445 4e20 <text:s/></text:span><text:span text:style-name="Strong_20_Emphasis"><text:span text:style-name="T17">HIS IS A HIDDEN<text:line-break/></text:span></text:span><text:span text:style-name="T16">0008fcc0: 464c 4147 <text:s text:c="31"/></text:span><text:span text:style-name="Strong_20_Emphasis"><text:span text:style-name="T17">FLAG</text:span></text:span></text:p>
      <text:p text:style-name="P6"><text:bookmark text:name="ed6d"/>The output shows “THIS IS A HIDDEN FLAG” at the end of the file. Most challenges won’t be this straight forward or easy. You may have to grep for a pattern, decode data, or look for anything that stands out and can be used to find the flag.</text:p>
      <text:p text:style-name="P3"/>
      <text:h text:style-name="P2" text:outline-level="2"><text:bookmark text:name="153b"/>Strings</text:h>
      <text:p text:style-name="P6"><text:bookmark text:name="ba56"/>The strings command will print out strings that are at least 4 characters long from a file. A flag may be embedded in a file and this command will allow a quick view of the strings within the file.</text:p>
      <text:p text:style-name="P7"><text:bookmark text:name="f825"/><text:span text:style-name="Strong_20_Emphasis"><text:span text:style-name="T12">Example 1:<text:line-break/></text:span></text:span><text:span text:style-name="T11">You are provided an image named</text:span><text:span text:style-name="T16"> </text:span><text:a xlink:type="simple" xlink:href="https://github.com/mkmety/Medium-Steg-Image/blob/master/computer.jpg" text:style-name="Internet_20_link" text:visited-style-name="Visited_20_Internet_20_Link">c</text:a><text:a xlink:type="simple" xlink:href="https://github.com/mkmety/Medium-Steg-Image/blob/master/computer.jpg" text:style-name="Internet_20_link" text:visited-style-name="Visited_20_Internet_20_Link">omputer.jpg</text:a><text:span text:style-name="T11">.<text:line-break/>Run the following command to view the strings in the file.</text:span></text:p>
      <text:p text:style-name="P4"><text:bookmark text:name="350a"/><text:span text:style-name="T16">mrkmety@kali:~ $ </text:span><text:span text:style-name="Strong_20_Emphasis"><text:span text:style-name="T17">strings computer.jpg<text:line-break/></text:span></text:span><text:span text:style-name="T16">JFIF<text:line-break/>ICC_PROFILE<text:line-break/>lcms<text:line-break/>mntrRGB XYZ<text:line-break/>9acspAPPL<text:line-break/></text:span><text:soft-page-break/><text:span text:style-name="T16">-lcms<text:line-break/>desc<text:line-break/>^cprt<text:line-break/>wtpt<text:line-break/>bkpt<text:line-break/>…<text:line-break/>DlDH<text:line-break/>[gkB<text:line-break/>42_#<text:line-break/>lf{/<text:line-break/>&lt;dXEIl<text:line-break/>"DB?<text:line-break/>. <text:s text:c="6"/>q|<text:line-break/>+d!m<text:line-break/>!p|V<text:line-break/></text:span><text:span text:style-name="Strong_20_Emphasis"><text:span text:style-name="T17">THIS IS A HIDDEN FLAG</text:span></text:span></text:p>
      <text:p text:style-name="P6"><text:bookmark text:name="39a8"/>The string “THIS IS A HIDDEN FLAG” is displayed at the end of the file. Flags may be embedded anywhere in the file. You may need to manipulate the output of strings to look for specific details.</text:p>
      <text:p text:style-name="P10"><text:bookmark text:name="088c"/>Tip 1: Pipe the <text:span text:style-name="T26">strings</text:span> command to <text:span text:style-name="T26">grep</text:span> to locate specific patterns.</text:p>
      <text:p text:style-name="P10"><text:bookmark text:name="bc65"/>Tip2: Use the <text:span text:style-name="T26">-n</text:span> flag on the <text:span text:style-name="T26">strings</text:span> command to search for strings that are at least n characters in length. Look at “<text:span text:style-name="T26">man strings</text:span>” for more details.</text:p>
      <text:p text:style-name="P3"/>
      <text:h text:style-name="P2" text:outline-level="2"><text:bookmark text:name="66cd"/>Binwalk</text:h>
      <text:p text:style-name="P6"><text:bookmark text:name="241b"/>Binwalk is a tool that allows you to search binary images for embedded files and executable code. We can use binwalk to search images for embedded files such as flags or files that may contain clues to the flag.</text:p>
      <text:p text:style-name="P6"><text:bookmark text:name="7ef1"/>You may need to download binwalk on your system. Run the following command to install binwalk.</text:p>
      <text:p text:style-name="P4"><text:bookmark text:name="72c0"/><text:span text:style-name="T16">mrkmety@kali:~ $ </text:span><text:span text:style-name="Strong_20_Emphasis"><text:span text:style-name="T17">sudo apt install binwalk -y</text:span></text:span></text:p>
      <text:p text:style-name="P7"><text:bookmark text:name="5cf5"/><text:span text:style-name="Strong_20_Emphasis"><text:span text:style-name="T12">Example 1:<text:line-break/></text:span></text:span><text:span text:style-name="T11">You are provided an image named</text:span><text:span text:style-name="T16"> </text:span><text:a xlink:type="simple" xlink:href="https://github.com/mkmety/Medium-Steg-Image/blob/master/dog.jpg" text:style-name="Internet_20_link" text:visited-style-name="Visited_20_Internet_20_Link"><text:span text:style-name="T3">dog.jpg</text:span></text:a><text:span text:style-name="T11">.<text:line-break/>Run the following command to see if Binwalk finds any embedded files.</text:span></text:p>
      <text:p text:style-name="P4"><text:bookmark text:name="5af8"/><text:soft-page-break/><text:span text:style-name="T16">mrkmety@kali:~ $ </text:span><text:span text:style-name="Strong_20_Emphasis"><text:span text:style-name="T17">binwalk dog.jpg<text:line-break/></text:span></text:span><text:span text:style-name="T16">DECIMAL <text:s text:c="6"/>HEXADECIMAL <text:s text:c="4"/>DESCRIPTION<text:line-break/>-------------------------------------------------------------------<text:line-break/>0 <text:s text:c="12"/>0x0 <text:s text:c="12"/>JPEG image data, JFIF standard 1.01<text:line-break/>88221 <text:s text:c="8"/>0x1589D <text:s text:c="8"/>Zip archive ... name: hidden_text.txt<text:line-break/>88384 <text:s text:c="8"/>0x15940 <text:s text:c="8"/>End of Zip archive, footer length: 22</text:span></text:p>
      <text:p text:style-name="P6"><text:bookmark text:name="11d1"/>Binwalk detects a zip file embedded within <text:span text:style-name="T25">dog.jpg</text:span>. The file within the zip file is named <text:span text:style-name="T25">hidden_text.txt</text:span>.</text:p>
      <text:p text:style-name="P6"><text:bookmark text:name="4788"/>You can extract hidden files by running the following command.</text:p>
      <text:p text:style-name="P4"><text:bookmark text:name="a696"/><text:span text:style-name="T16">mrkmety@kali:~ $ </text:span><text:span text:style-name="Strong_20_Emphasis"><text:span text:style-name="T17">binwalk -e dog.jpg</text:span></text:span><text:bookmark text:name="9aab"/><text:span text:style-name="Strong_20_Emphasis"><text:span text:style-name="T17"><text:line-break/></text:span></text:span><text:span text:style-name="T16">DECIMAL <text:s/>HEXADECIMAL <text:s/>DESCRIPTION<text:line-break/>-------------------------------------------------------------------<text:line-break/>0 <text:s text:c="10"/>0x0 <text:s text:c="12"/>JPEG image data, JFIF standard 1.01<text:line-break/>88221 <text:s text:c="6"/>0x1589D <text:s text:c="8"/>Zip archive data, ... hidden_text.txt<text:line-break/>88384 <text:s text:c="6"/>0x15940 <text:s text:c="8"/>End of Zip archive, footer length: 22</text:span></text:p>
      <text:p text:style-name="P6"><text:bookmark text:name="0320"/>A directory named ‘<text:span text:style-name="T25">_dog.jpg.extracted</text:span>’ has been created with the file automatically unzipped.</text:p>
      <text:p text:style-name="P4"><text:bookmark text:name="7496"/><text:span text:style-name="T16">mrkmety@kali:~ $ </text:span><text:span text:style-name="Strong_20_Emphasis"><text:span text:style-name="T17">cd _dog.jpg.extracted/<text:line-break/></text:span></text:span><text:span text:style-name="T16">mrkmety@kali:~/_dog.jpg.extracted $ </text:span><text:span text:style-name="Strong_20_Emphasis"><text:span text:style-name="T17">ls -l<text:line-break/></text:span></text:span><text:span text:style-name="T16">total 8<text:line-break/>-rw-r--r-- 1 pi pi 185 Jul <text:s/>5 19:50 1589D.zip<text:line-break/>-rw-r--r-- 1 pi pi <text:s/>21 Jul <text:s/>5 15:39 hidden_text.txt<text:line-break/>mrkmety@kali:~/_dog.jpg.extracted $<text:line-break/>mrkmety@kali~/_dog.jpg.extracted $ </text:span><text:span text:style-name="Strong_20_Emphasis"><text:span text:style-name="T17">cat hidden_text.txt<text:line-break/></text:span></text:span><text:span text:style-name="T16">THIS IS A HIDDEN FLAG</text:span></text:p>
      <text:p text:style-name="P6"><text:bookmark text:name="63f5"/>Running the cat command on the embedded text file reveals “THIS IS A HIDDEN FLAG.”</text:p>
      <text:p text:style-name="P3"/>
      <text:h text:style-name="P2" text:outline-level="2"><text:bookmark text:name="fe06"/>Wrapping Up</text:h>
      <text:p text:style-name="P6"><text:bookmark text:name="4b9e"/>This an introduction to finding data hidden in image files. The majority of challenges you encounter will not be as easy in the examples above. You’ll <text:soft-page-break/>need to use these commands and tools and tie them in with your existing knowledge. Patience is key. If one thing doesn’t work then you move on to the next until you find something that does work. The challenge intends to hide the flag.</text:p>
      <text:p text:style-name="P6"><text:bookmark text:name="0291"/>There are many other tools available that will help you with steganography challenges. Below are a few more that you can research to help expand your knowledge.</text:p>
      <text:list xml:id="list2814948950" text:style-name="L2">
        <text:list-item>
          <text:p text:style-name="P9"><text:bookmark text:name="3f95"/><text:a xlink:type="simple" xlink:href="https://github.com/zardus/ctf-tools/blob/master/stegsolve/install" text:style-name="Internet_20_link" text:visited-style-name="Visited_20_Internet_20_Link"><text:span text:style-name="T8">stegsolve</text:span></text:a></text:p>
        </text:list-item>
        <text:list-item>
          <text:p text:style-name="P9"><text:bookmark text:name="5f74"/><text:a xlink:type="simple" xlink:href="http://www.libpng.org/pub/png/apps/pngcheck.html" text:style-name="Internet_20_link" text:visited-style-name="Visited_20_Internet_20_Link"><text:span text:style-name="T8">pngcheck</text:span></text:a></text:p>
        </text:list-item>
        <text:list-item>
          <text:p text:style-name="P9"><text:bookmark text:name="eef7"/><text:a xlink:type="simple" xlink:href="https://github.com/redNixon/stegdetect" text:style-name="Internet_20_link" text:visited-style-name="Visited_20_Internet_20_Link"><text:span text:style-name="T8">stegdetect</text:span></text:a></text:p>
        </text:list-item>
      </text:list>
      <text:p text:style-name="P7"><text:span text:style-name="T11"/></text:p>
      <text:p text:style-name="P7"><text:bookmark text:name="ebf6"/><text:span text:style-name="T11">If you have any questions feel free to Tweet or PM me </text:span><text:a xlink:type="simple" xlink:href="https://twitter.com/mrkmety" text:style-name="Internet_20_link" text:visited-style-name="Visited_20_Internet_20_Link"><text:span text:style-name="T4">@mrkmety</text:span></text:a></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6T18:41:53.355169471</meta:creation-date>
    <dc:date>2020-09-26T19:14:00.380529211</dc:date>
    <meta:editing-duration>PT9M55S</meta:editing-duration>
    <meta:editing-cycles>1</meta:editing-cycles>
    <meta:document-statistic meta:table-count="0" meta:image-count="0" meta:object-count="0" meta:page-count="8" meta:paragraph-count="61" meta:word-count="1609" meta:character-count="10618" meta:non-whitespace-character-count="8176"/>
    <meta:generator>LibreOffice/6.4.5.2$Linux_X86_64 LibreOffice_project/40$Build-2</meta:generator>
  </office:meta>
</office:document-meta>
</file>